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d460" officeooo:paragraph-rsid="0010d460"/>
    </style:style>
    <style:style style:name="P2" style:family="paragraph" style:parent-style-name="Standard" style:list-style-name="L1">
      <style:text-properties officeooo:rsid="0011f69e" officeooo:paragraph-rsid="0011f69e"/>
    </style:style>
    <style:style style:name="P3" style:family="paragraph" style:parent-style-name="Standard" style:list-style-name="L1">
      <style:text-properties officeooo:rsid="0012ce03" officeooo:paragraph-rsid="0012ce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56100787112544181" text:style-name="L1">
        <text:list-header>
          <text:p text:style-name="P3">ROAMES TO DO! April to June 2017</text:p>
          <text:p text:style-name="P1"/>
        </text:list-header>
        <text:list-item>
          <text:p text:style-name="P1">Documentation in the code?</text:p>
          <text:list>
            <text:list-item>
              <text:p text:style-name="P2">Github wiki</text:p>
            </text:list-item>
            <text:list-item>
              <text:p text:style-name="P2">in code documentation</text:p>
            </text:list-item>
            <text:list-item>
              <text:p text:style-name="P2"><text:a xlink:type="simple" xlink:href="https://devanginiblog.wordpress.com/2015/11/16/how-to-properly-document-matlab-code/" text:style-name="Internet_20_link" text:visited-style-name="Visited_20_Internet_20_Link">https://devanginiblog.wordpress.com/2015/11/16/how-to-properly-document-matlab-code/</text:a></text:p>
            </text:list-item>
          </text:list>
        </text:list-item>
        <text:list-item>
          <text:p text:style-name="P1">SNS topic and SQS queue for odimh5 and stormh5 real-time data to remove dynamodb</text:p>
          <text:list>
            <text:list-item>
              <text:p text:style-name="P1"><text:a xlink:type="simple" xlink:href="https://aws.amazon.com/noaa-big-data/nexrad/" text:style-name="Internet_20_link" text:visited-style-name="Visited_20_Internet_20_Link">https://aws.amazon.com/noaa-big-data/nexrad/</text:a></text:p>
            </text:list-item>
            <text:list-item>
              <text:p text:style-name="P1"><text:a xlink:type="simple" xlink:href="http://docs.aws.amazon.com/sns/latest/dg/SubscribeTopic.html" text:style-name="Internet_20_link" text:visited-style-name="Visited_20_Internet_20_Link">http://docs.aws.amazon.com/sns/latest/dg/SubscribeTopic.html</text:a></text:p>
            </text:list-item>
            <text:list-item>
              <text:p text:style-name="P1"><text:a xlink:type="simple" xlink:href="http://docs.aws.amazon.com/AWSSimpleQueueService/latest/SQSDeveloperGuide/sqs-subscribe-queue-sns-topic.html" text:style-name="Internet_20_link" text:visited-style-name="Visited_20_Internet_20_Link">http://docs.aws.amazon.com/AWSSimpleQueueService/latest/SQSDeveloperGuide/sqs-subscribe-queue-sns-topic.html</text:a></text:p>
            </text:list-item>
          </text:list>
        </text:list-item>
        <text:list-item>
          <text:p text:style-name="P1">Finish climatology outputs code</text:p>
        </text:list-item>
        <text:list-item>
          <text:p text:style-name="P2">Prototype control room produc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1:48.768633910</meta:creation-date>
    <dc:date>2017-03-24T16:58:10.587364947</dc:date>
    <meta:editing-duration>PT48M21S</meta:editing-duration>
    <meta:editing-cycles>1</meta:editing-cycles>
    <meta:document-statistic meta:table-count="0" meta:image-count="0" meta:object-count="0" meta:page-count="1" meta:paragraph-count="12" meta:word-count="54" meta:character-count="539" meta:non-whitespace-character-count="508"/>
    <meta:generator>LibreOffice/5.1.6.2.0$Linux_X86_64 LibreOffice_project/10$Build-2</meta:generator>
  </office:meta>
</office:document-meta>
</file>